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TableColumn5" style:family="table-column">
      <style:table-column-properties style:column-width="3.4625in" style:use-optimal-column-width="false"/>
    </style:style>
    <style:style style:name="TableColumn6" style:family="table-column">
      <style:table-column-properties style:column-width="3.4645in" style:use-optimal-column-width="false"/>
    </style:style>
    <style:style style:name="Table4" style:family="table">
      <style:table-properties style:width="6.927in" fo:margin-left="0in" table:align="left"/>
    </style:style>
    <style:style style:name="TableRow7" style:family="table-row">
      <style:table-row-properties style:min-row-height="3.9166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ableRow12" style:family="table-row">
      <style:table-row-properties style:min-row-height="4.1145in"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Bloom Filter Project Report<text:line-break/></text:p>
      <text:p text:style-name="Standard">Name :</text:p>
      <text:p text:style-name="Standard"/>
      <text:p text:style-name="Standard">Task 1 Write-up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 2 Write-up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 3 Write-up :</text:p>
      <text:p text:style-name="Standard"/>
      <text:soft-page-break/>
      <text:p text:style-name="P2">Bloom Filter Project Report<text:line-break/></text:p>
      <text:p text:style-name="Standard">Name :</text:p>
      <text:p text:style-name="Standard"/>
      <text:p text:style-name="Standard">Task 1 Plots :</text:p>
      <text:p text:style-name="Standard"/>
      <text:p text:style-name="Standard"/>
      <text:soft-page-break/>
      <text:p text:style-name="P3">Bloom<text:s/>Filter Project Report<text:line-break/></text:p>
      <text:p text:style-name="Standard">Name :</text:p>
      <text:p text:style-name="Standard"/>
      <text:p text:style-name="Standard">Task 3 Plots :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Hash Type 1;<text:s/><text:span text:style-name="T9">c<text:s/></text:span>= 10</text:p>
          </table:table-cell>
          <table:table-cell table:style-name="TableCell10">
            <text:p text:style-name="TableContents">Hash Type 1;<text:s/><text:span text:style-name="T11">c<text:s/></text:span>= 15</text:p>
          </table:table-cell>
        </table:table-row>
        <table:table-row table:style-name="TableRow12">
          <table:table-cell table:style-name="TableCell13">
            <text:p text:style-name="TableContents">Hash Type 2;<text:s/><text:span text:style-name="T14">c<text:s/></text:span>= 10</text:p>
          </table:table-cell>
          <table:table-cell table:style-name="TableCell15">
            <text:p text:style-name="TableContents">Hash Type 2;<text:s/><text:span text:style-name="T16">c<text:s/></text:span>= 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</dc:creator>
    <meta:creation-date>2017-09-13T11:12:00Z</meta:creation-date>
    <dc:date>2017-09-15T12:11:00Z</dc:date>
    <meta:template xlink:href="Normal.dotm" xlink:type="simple"/>
    <meta:editing-cycles>7</meta:editing-cycles>
    <meta:editing-duration>PT2340S</meta:editing-duration>
    <meta:document-statistic meta:page-count="3" meta:paragraph-count="1" meta:word-count="46" meta:character-count="308" meta:row-count="2" meta:non-whitespace-character-count="263"/>
  </office:meta>
</office:document-meta>
</file>